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1735530980828227029"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5902306325230512840"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4291432461458319262"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6651815653453227012"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730545791125888633"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341408837731508813" text:style-name="L6">
        <text:list-item>
          <text:list>
            <text:list-header>
              <text:p text:style-name="P212"><text:span text:style-name="T2">warm up:</text:span> 0.2 mile jog and rest 2 minutes</text:p>
              <text:p text:style-name="P212"><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5563064441884687415"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3766119174518232256"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0682664" text:continue-list="list5563064441884687415"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111560738580137674"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682390"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690671"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0681956" text:continue-numbering="true" text:style-name="L9">
        <text:list-item>
          <text:list>
            <text:list-header>
              <text:p text:style-name="P213">Warm down: <text:span text:style-name="T3">0.25 mile jog home</text:span></text:p>
              <text:p text:style-name="P214"/>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0691827" text:continue-numbering="true" text:style-name="L9">
        <text:list-item>
          <text:list>
            <text:list-header>
              <text:p text:style-name="P214">Time for 4.8 miles: 56: 32, Ave Pace: 11:51/mile, Ave HR:118,-&gt;1399 heartbeats/Mile</text:p>
              <text:p text:style-name="P213">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696622" text:continue-numbering="true" text:style-name="L9">
        <text:list-item>
          <text:list>
            <text:list-header>
              <text:p text:style-name="P214">Today Oct 13:</text:p>
              <text:p text:style-name="P214">Time for 4.8 miles: 59: 34, Ave Pace: 12:24.5/mile, Ave HR:108.5,-&gt;1345 heartbeats/Mile</text:p>
              <text:p text:style-name="P214">On Thur <text:s/>Oct 8, 2020: </text:p>
              <text:p text:style-name="P214">Time for 4.8 miles: 59: 55, Ave Pace: 12:29/mile, Ave HR:112,-&gt;1398 heartbeats/Mile</text:p>
              <text:p text:style-name="P215">On Oct 8 when going up hill, I ran until my HR was up to 120 bpm and then walked until my HR was 110 bpm and then repeated.</text:p>
              <text:p text:style-name="P215">On Oct 13 when going up hill, I ran until my HR was up to 115 bpm and then walked until my HR was 105 bpm and then repeated.</text:p>
              <text:p text:style-name="P216">On Oct 13 my average rate was faster and heartbeats/mile was lower. Therefore this scheme is better. I should repeat these two workouts and also try the following:</text:p>
              <text:p text:style-name="P215">When going up hill, run until my HR is up to 110 bpm and then walk until my HR is 100 bpm and repeat.</text:p>
              <text:p text:style-name="P216"/>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7330273310889367060"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3328346904145548639"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024456415512206149"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704253" text:continue-numbering="true" text:style-name="L12">
        <text:list-item>
          <text:list>
            <text:list-header>
              <text:p text:style-name="P218">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228011381607605790" text:style-name="L13">
        <text:list-item>
          <text:list>
            <text:list-header>
              <text:p text:style-name="P207">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835598204076104720"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487486847155709129" text:style-name="L15">
        <text:list-item>
          <text:list>
            <text:list-header>
              <text:p text:style-name="P184">1.5 miles averaging about 9:40/mile and rest 1 min</text:p>
            </text:list-header>
          </text:list>
        </text:list-item>
      </text:list>
      <text:p text:style-name="P24">1 mile in 8:26 and rest 2 min</text:p>
      <text:list xml:id="list4216380097679166775"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769604313113606143" text:style-name="L17">
        <text:list-item>
          <text:list>
            <text:list-header>
              <text:p text:style-name="P186">5.25 miles on roads and bike paths in Oosterwold</text:p>
              <text:p text:style-name="P208">Average pace: 11:08/mile</text:p>
              <text:p text:style-name="P208">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682553" text:continue-numbering="true" text:style-name="L17">
        <text:list-item>
          <text:list>
            <text:list-header>
              <text:p text:style-name="P186">5.25 miles on roads and bike paths in Oosterwold</text:p>
              <text:p text:style-name="P208">Average pace: 9:52/mile</text:p>
              <text:p text:style-name="P208">Warm down: 0.25 miles</text:p>
            </text:list-header>
          </text:list>
        </text:list-item>
      </text:list>
      <text:p text:style-name="P10"/>
      <text:p text:style-name="P24">Tues May 17, 2022 no running</text:p>
      <text:list xml:id="list8649810943084198470"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196282443004916962"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4691918857009813058"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0691528" text:continue-list="list2196282443004916962" text:style-name="L19">
        <text:list-item>
          <text:list>
            <text:list-header>
              <text:p text:style-name="P188">(Pace*HR)=1240</text:p>
            </text:list-header>
          </text:list>
        </text:list-item>
      </text:list>
      <text:list xml:id="list40681206" text:continue-list="list8649810943084198470" text:style-name="L18">
        <text:list-item>
          <text:list>
            <text:list-header>
              <text:p text:style-name="P187">2 miles at 10:46/mile Ave HR= 121 bpm and rest a few minutes</text:p>
            </text:list-header>
          </text:list>
        </text:list-item>
      </text:list>
      <text:list xml:id="list40708425" text:continue-list="list40691528"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0712812"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930521434191242168"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810634599392764025"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848574927239005849" text:style-name="L23">
        <text:list-item>
          <text:list>
            <text:list-header>
              <text:p text:style-name="P209">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5787106795385293834" text:style-name="L24">
        <text:list-item>
          <text:p text:style-name="P217">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62204867852323294"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040934588156278213"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0692275" text:continue-numbering="true" text:style-name="L26">
        <text:list-item>
          <text:list>
            <text:list-header>
              <text:p text:style-name="P192">0.1 mile lead in to a 4 mile run</text:p>
              <text:p text:style-name="P210">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695704"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817336963119808734"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000855999012412100"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968597758202979475"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749593140085785495"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165934115803765268"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988106204610920051" text:style-name="L32">
        <text:list-item>
          <text:list>
            <text:list-header>
              <text:p text:style-name="P198">0.25 miles in 2:54</text:p>
              <text:p text:style-name="P198">1 mile in 9:21 going faster as I ran and ending at around 8:30 pace</text:p>
            </text:list-header>
          </text:list>
        </text:list-item>
      </text:list>
      <text:list xml:id="list5227476538062598828"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568721485783998235"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733905438180506743"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611381247452324946"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5595517589565284942"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7951195660373112398"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on the Ernst Trail with 4 other runners</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10"/>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text:soft-page-break/>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84296853674883233" text:style-name="L39">
        <text:list-item>
          <text:list>
            <text:list-header>
              <text:p text:style-name="P21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text:soft-page-break/>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text:soft-page-break/></text:p>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14T20:43:59.58</dc:date>
    <dc:creator>James Lombardi</dc:creator>
    <meta:editing-duration>P29DT15H47M35S</meta:editing-duration>
    <meta:editing-cycles>2225</meta:editing-cycles>
    <meta:generator>OpenOffice/4.1.2$Win32 OpenOffice.org_project/412m3$Build-9782</meta:generator>
    <meta:document-statistic meta:table-count="0" meta:image-count="9" meta:object-count="0" meta:page-count="220" meta:paragraph-count="6449" meta:word-count="69435" meta:character-count="355188"/>
  </office:meta>
</office:document-meta>
</file>